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Book" svg:font-family="'Futura Std Book'" style:font-family-generic="swiss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6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67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officeooo:paragraph-rsid="0073bf81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officeooo:paragraph-rsid="006ff937"/>
    </style:style>
    <style:style style:name="P73" style:family="paragraph" style:parent-style-name="Standard">
      <style:paragraph-properties fo:text-align="start" style:justify-single-word="false"/>
      <style:text-properties officeooo:paragraph-rsid="00931601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officeooo:rsid="0035b9c5"/>
    </style:style>
    <style:style style:name="T38" style:family="text">
      <style:text-properties fo:color="#c9211e" loext:opacity="100%" style:font-name="Futura Std Condensed" officeooo:rsid="003e9bc7"/>
    </style:style>
    <style:style style:name="T39" style:family="text">
      <style:text-properties fo:color="#c9211e" loext:opacity="100%" style:font-name="Futura Std Condensed" officeooo:rsid="004190e1"/>
    </style:style>
    <style:style style:name="T40" style:family="text">
      <style:text-properties fo:color="#c9211e" loext:opacity="100%" style:font-name="Futura Std Condensed" officeooo:rsid="0043e337"/>
    </style:style>
    <style:style style:name="T41" style:family="text">
      <style:text-properties fo:color="#c9211e" loext:opacity="100%" style:font-name="Futura Std Condensed" officeooo:rsid="0048922a"/>
    </style:style>
    <style:style style:name="T42" style:family="text">
      <style:text-properties fo:color="#c9211e" loext:opacity="100%" style:font-name="Futura Std Condensed" officeooo:rsid="004b5574"/>
    </style:style>
    <style:style style:name="T43" style:family="text">
      <style:text-properties fo:color="#c9211e" loext:opacity="100%" style:font-name="Futura Std Condensed" officeooo:rsid="004e68bd"/>
    </style:style>
    <style:style style:name="T44" style:family="text">
      <style:text-properties fo:color="#c9211e" loext:opacity="100%" style:font-name="Futura Std Condensed" officeooo:rsid="004f4fd7"/>
    </style:style>
    <style:style style:name="T45" style:family="text">
      <style:text-properties fo:color="#c9211e" loext:opacity="100%" style:font-name="Futura Std Condensed" officeooo:rsid="00509422"/>
    </style:style>
    <style:style style:name="T46" style:family="text">
      <style:text-properties fo:color="#c9211e" loext:opacity="100%" style:font-name="Futura Std Condensed" officeooo:rsid="005170e5"/>
    </style:style>
    <style:style style:name="T47" style:family="text">
      <style:text-properties fo:color="#c9211e" loext:opacity="100%" style:font-name="Futura Std Condensed" officeooo:rsid="00530c9e"/>
    </style:style>
    <style:style style:name="T48" style:family="text">
      <style:text-properties fo:color="#c9211e" loext:opacity="100%" style:font-name="Futura Std Condensed" officeooo:rsid="0058a901"/>
    </style:style>
    <style:style style:name="T49" style:family="text">
      <style:text-properties fo:color="#c9211e" loext:opacity="100%" style:font-name="Futura Std Condensed" officeooo:rsid="005a3f3b"/>
    </style:style>
    <style:style style:name="T50" style:family="text">
      <style:text-properties fo:color="#c9211e" loext:opacity="100%" style:font-name="Futura Std Condensed" officeooo:rsid="005a6b4c"/>
    </style:style>
    <style:style style:name="T51" style:family="text">
      <style:text-properties fo:color="#c9211e" loext:opacity="100%" style:font-name="Futura Std Condensed" officeooo:rsid="005ac6ad"/>
    </style:style>
    <style:style style:name="T52" style:family="text">
      <style:text-properties fo:color="#c9211e" loext:opacity="100%" style:font-name="Futura Std Condensed" officeooo:rsid="005ad40e"/>
    </style:style>
    <style:style style:name="T53" style:family="text">
      <style:text-properties fo:color="#c9211e" loext:opacity="100%" style:font-name="Futura Std Condensed" officeooo:rsid="005b5999"/>
    </style:style>
    <style:style style:name="T54" style:family="text">
      <style:text-properties fo:color="#c9211e" loext:opacity="100%" style:font-name="Futura Std Condensed" officeooo:rsid="005c7fa8"/>
    </style:style>
    <style:style style:name="T55" style:family="text">
      <style:text-properties fo:color="#c9211e" loext:opacity="100%" style:font-name="Futura Std Condensed" officeooo:rsid="005d8a45"/>
    </style:style>
    <style:style style:name="T56" style:family="text">
      <style:text-properties fo:color="#c9211e" loext:opacity="100%" style:font-name="Futura Std Condensed" officeooo:rsid="00608b0f"/>
    </style:style>
    <style:style style:name="T57" style:family="text">
      <style:text-properties fo:color="#c9211e" loext:opacity="100%" style:font-name="Futura Std Condensed" officeooo:rsid="0061e677"/>
    </style:style>
    <style:style style:name="T58" style:family="text">
      <style:text-properties fo:color="#c9211e" loext:opacity="100%" style:font-name="Futura Std Condensed" officeooo:rsid="0069a474"/>
    </style:style>
    <style:style style:name="T59" style:family="text">
      <style:text-properties fo:color="#c9211e" loext:opacity="100%" style:font-name="Futura Std Condensed" officeooo:rsid="00757a7e"/>
    </style:style>
    <style:style style:name="T60" style:family="text">
      <style:text-properties fo:color="#c9211e" loext:opacity="100%" style:font-name="Futura Std Condensed" officeooo:rsid="00811ecb"/>
    </style:style>
    <style:style style:name="T61" style:family="text">
      <style:text-properties fo:color="#c9211e" loext:opacity="100%" style:font-name="Futura Std Condensed" officeooo:rsid="0082b1fc"/>
    </style:style>
    <style:style style:name="T62" style:family="text">
      <style:text-properties fo:color="#c9211e" loext:opacity="100%" style:font-name="Futura Std Condensed" officeooo:rsid="008bfe80"/>
    </style:style>
    <style:style style:name="T63" style:family="text">
      <style:text-properties fo:color="#c9211e" loext:opacity="100%" style:font-name="Futura Std Condensed" officeooo:rsid="007dbde0"/>
    </style:style>
    <style:style style:name="T64" style:family="text">
      <style:text-properties fo:color="#c9211e" loext:opacity="100%" style:font-name="Futura Std Condensed" officeooo:rsid="007f1654"/>
    </style:style>
    <style:style style:name="T65" style:family="text">
      <style:text-properties fo:color="#c9211e" loext:opacity="100%" style:font-name="Futura Std Condensed" officeooo:rsid="0081581d"/>
    </style:style>
    <style:style style:name="T66" style:family="text">
      <style:text-properties fo:color="#c9211e" loext:opacity="100%" style:font-name="Futura Std Condensed" officeooo:rsid="008f955d"/>
    </style:style>
    <style:style style:name="T6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6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69" style:family="text">
      <style:text-properties fo:color="#c9211e" loext:opacity="100%" officeooo:rsid="005d8a45"/>
    </style:style>
    <style:style style:name="T70" style:family="text">
      <style:text-properties fo:color="#c9211e" loext:opacity="100%" officeooo:rsid="0051c2f4"/>
    </style:style>
    <style:style style:name="T71" style:family="text">
      <style:text-properties fo:color="#c9211e" loext:opacity="100%" style:text-underline-style="solid" style:text-underline-width="auto" style:text-underline-color="font-color" officeooo:rsid="0053acd1"/>
    </style:style>
    <style:style style:name="T72" style:family="text">
      <style:text-properties fo:color="#c9211e" loext:opacity="100%" style:text-underline-style="solid" style:text-underline-width="auto" style:text-underline-color="font-color" officeooo:rsid="005b5999"/>
    </style:style>
    <style:style style:name="T73" style:family="text">
      <style:text-properties fo:color="#c9211e" loext:opacity="100%" style:text-underline-style="solid" style:text-underline-width="auto" style:text-underline-color="font-color" officeooo:rsid="005f27d7"/>
    </style:style>
    <style:style style:name="T74" style:family="text">
      <style:text-properties fo:color="#c9211e" loext:opacity="100%" officeooo:rsid="0053acd1"/>
    </style:style>
    <style:style style:name="T75" style:family="text">
      <style:text-properties fo:color="#c9211e" loext:opacity="100%" officeooo:rsid="00608b0f"/>
    </style:style>
    <style:style style:name="T76" style:family="text">
      <style:text-properties officeooo:rsid="001362f7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officeooo:rsid="000f8f6a"/>
    </style:style>
    <style:style style:name="T79" style:family="text">
      <style:text-properties fo:color="#000000" loext:opacity="100%" officeooo:rsid="001362f7"/>
    </style:style>
    <style:style style:name="T80" style:family="text">
      <style:text-properties fo:color="#000000" loext:opacity="100%" officeooo:rsid="0013b1f0"/>
    </style:style>
    <style:style style:name="T81" style:family="text">
      <style:text-properties fo:color="#000000" loext:opacity="100%" style:text-underline-style="solid" style:text-underline-width="auto" style:text-underline-color="font-color" officeooo:rsid="0013b1f0"/>
    </style:style>
    <style:style style:name="T82" style:family="text">
      <style:text-properties fo:color="#000000" loext:opacity="100%" style:text-underline-style="solid" style:text-underline-width="auto" style:text-underline-color="font-color" officeooo:rsid="001362f7"/>
    </style:style>
    <style:style style:name="T83" style:family="text">
      <style:text-properties fo:color="#000000" loext:opacity="100%" style:text-underline-style="solid" style:text-underline-width="auto" style:text-underline-color="font-color" officeooo:rsid="0018c4ea"/>
    </style:style>
    <style:style style:name="T84" style:family="text">
      <style:text-properties fo:color="#000000" loext:opacity="100%" style:text-underline-style="solid" style:text-underline-width="auto" style:text-underline-color="font-color" officeooo:rsid="00271d54"/>
    </style:style>
    <style:style style:name="T85" style:family="text">
      <style:text-properties fo:color="#000000" loext:opacity="100%" style:text-underline-style="solid" style:text-underline-width="auto" style:text-underline-color="font-color" officeooo:rsid="002f6e18"/>
    </style:style>
    <style:style style:name="T86" style:family="text">
      <style:text-properties fo:color="#000000" loext:opacity="100%" style:text-underline-style="solid" style:text-underline-width="auto" style:text-underline-color="font-color" officeooo:rsid="001c6e04"/>
    </style:style>
    <style:style style:name="T87" style:family="text">
      <style:text-properties fo:color="#000000" loext:opacity="100%" style:text-underline-style="solid" style:text-underline-width="auto" style:text-underline-color="font-color" officeooo:rsid="004ffb0c"/>
    </style:style>
    <style:style style:name="T88" style:family="text">
      <style:text-properties fo:color="#000000" loext:opacity="100%" style:text-underline-style="solid" style:text-underline-width="auto" style:text-underline-color="font-color" officeooo:rsid="002b15d7"/>
    </style:style>
    <style:style style:name="T89" style:family="text">
      <style:text-properties fo:color="#000000" loext:opacity="100%" style:text-underline-style="solid" style:text-underline-width="auto" style:text-underline-color="font-color" officeooo:rsid="005ac6ad"/>
    </style:style>
    <style:style style:name="T90" style:family="text">
      <style:text-properties fo:color="#000000" loext:opacity="100%" style:text-underline-style="solid" style:text-underline-width="auto" style:text-underline-color="font-color" officeooo:rsid="005f27d7"/>
    </style:style>
    <style:style style:name="T91" style:family="text">
      <style:text-properties fo:color="#000000" loext:opacity="100%" style:text-underline-style="solid" style:text-underline-width="auto" style:text-underline-color="font-color" officeooo:rsid="008616df"/>
    </style:style>
    <style:style style:name="T92" style:family="text">
      <style:text-properties fo:color="#000000" loext:opacity="100%" style:text-underline-style="solid" style:text-underline-width="auto" style:text-underline-color="font-color" officeooo:rsid="00880d2b"/>
    </style:style>
    <style:style style:name="T93" style:family="text">
      <style:text-properties fo:color="#000000" loext:opacity="100%" style:text-underline-style="solid" style:text-underline-width="auto" style:text-underline-color="font-color" officeooo:rsid="008b52c7"/>
    </style:style>
    <style:style style:name="T94" style:family="text">
      <style:text-properties fo:color="#000000" loext:opacity="100%" officeooo:rsid="0014442c"/>
    </style:style>
    <style:style style:name="T95" style:family="text">
      <style:text-properties fo:color="#000000" loext:opacity="100%" officeooo:rsid="0018b4d5"/>
    </style:style>
    <style:style style:name="T96" style:family="text">
      <style:text-properties fo:color="#000000" loext:opacity="100%" style:font-name="Futura Std Condensed Light1" officeooo:rsid="0035b9c5"/>
    </style:style>
    <style:style style:name="T97" style:family="text">
      <style:text-properties fo:color="#000000" loext:opacity="100%" style:font-name="Futura Std Condensed Light1" officeooo:rsid="0057759a"/>
    </style:style>
    <style:style style:name="T98" style:family="text">
      <style:text-properties fo:color="#000000" loext:opacity="100%" style:font-name="Futura Std Condensed Light1" officeooo:rsid="0051c2f4"/>
    </style:style>
    <style:style style:name="T99" style:family="text">
      <style:text-properties fo:color="#000000" loext:opacity="100%" style:font-name="Futura Std Condensed Light1" officeooo:rsid="00525e1c"/>
    </style:style>
    <style:style style:name="T100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01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02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03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04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05" style:family="text">
      <style:text-properties fo:color="#000000" loext:opacity="100%" officeooo:rsid="00271d54"/>
    </style:style>
    <style:style style:name="T106" style:family="text">
      <style:text-properties fo:color="#000000" loext:opacity="100%" officeooo:rsid="002b15d7"/>
    </style:style>
    <style:style style:name="T107" style:family="text">
      <style:text-properties fo:color="#000000" loext:opacity="100%" officeooo:rsid="002c96b5"/>
    </style:style>
    <style:style style:name="T108" style:family="text">
      <style:text-properties fo:color="#000000" loext:opacity="100%" officeooo:rsid="002f6e18"/>
    </style:style>
    <style:style style:name="T109" style:family="text">
      <style:text-properties fo:color="#000000" loext:opacity="100%" officeooo:rsid="0030d81e"/>
    </style:style>
    <style:style style:name="T110" style:family="text">
      <style:text-properties fo:color="#000000" loext:opacity="100%" officeooo:rsid="0031047f"/>
    </style:style>
    <style:style style:name="T111" style:family="text">
      <style:text-properties fo:color="#000000" loext:opacity="100%" officeooo:rsid="00386cd6"/>
    </style:style>
    <style:style style:name="T112" style:family="text">
      <style:text-properties fo:color="#000000" loext:opacity="100%" officeooo:rsid="00425146"/>
    </style:style>
    <style:style style:name="T113" style:family="text">
      <style:text-properties fo:color="#000000" loext:opacity="100%" officeooo:rsid="004f4fd7"/>
    </style:style>
    <style:style style:name="T114" style:family="text">
      <style:text-properties fo:color="#000000" loext:opacity="100%" officeooo:rsid="00530c9e"/>
    </style:style>
    <style:style style:name="T115" style:family="text">
      <style:text-properties fo:color="#000000" loext:opacity="100%" officeooo:rsid="0053acd1"/>
    </style:style>
    <style:style style:name="T116" style:family="text">
      <style:text-properties fo:color="#000000" loext:opacity="100%" officeooo:rsid="001d91d9"/>
    </style:style>
    <style:style style:name="T117" style:family="text">
      <style:text-properties fo:color="#000000" loext:opacity="100%" officeooo:rsid="001c6e04"/>
    </style:style>
    <style:style style:name="T118" style:family="text">
      <style:text-properties fo:color="#000000" loext:opacity="100%" officeooo:rsid="001ec6f4"/>
    </style:style>
    <style:style style:name="T119" style:family="text">
      <style:text-properties fo:color="#000000" loext:opacity="100%" officeooo:rsid="0021ae3f"/>
    </style:style>
    <style:style style:name="T120" style:family="text">
      <style:text-properties fo:color="#000000" loext:opacity="100%" officeooo:rsid="0058a901"/>
    </style:style>
    <style:style style:name="T121" style:family="text">
      <style:text-properties fo:color="#000000" loext:opacity="100%" officeooo:rsid="005ac6ad"/>
    </style:style>
    <style:style style:name="T122" style:family="text">
      <style:text-properties fo:color="#000000" loext:opacity="100%" officeooo:rsid="005ad40e"/>
    </style:style>
    <style:style style:name="T123" style:family="text">
      <style:text-properties fo:color="#000000" loext:opacity="100%" officeooo:rsid="005b5999"/>
    </style:style>
    <style:style style:name="T124" style:family="text">
      <style:text-properties fo:color="#000000" loext:opacity="100%" officeooo:rsid="005f27d7"/>
    </style:style>
    <style:style style:name="T125" style:family="text">
      <style:text-properties fo:color="#000000" loext:opacity="100%" style:font-name="Futura Std Condensed"/>
    </style:style>
    <style:style style:name="T126" style:family="text">
      <style:text-properties fo:color="#000000" loext:opacity="100%" style:font-name="Futura Std Condensed" officeooo:rsid="002f6e18"/>
    </style:style>
    <style:style style:name="T127" style:family="text">
      <style:text-properties fo:color="#000000" loext:opacity="100%" officeooo:rsid="008616df"/>
    </style:style>
    <style:style style:name="T128" style:family="text">
      <style:text-properties fo:color="#000000" loext:opacity="100%" officeooo:rsid="00880d2b"/>
    </style:style>
    <style:style style:name="T129" style:family="text">
      <style:text-properties fo:color="#000000" loext:opacity="100%" officeooo:rsid="0018c4ea"/>
    </style:style>
    <style:style style:name="T130" style:family="text">
      <style:text-properties fo:color="#000000" loext:opacity="100%" style:text-underline-style="none" officeooo:rsid="0013b1f0"/>
    </style:style>
    <style:style style:name="T131" style:family="text">
      <style:text-properties fo:color="#000000" loext:opacity="100%" style:text-underline-style="none" officeooo:rsid="000f8f6a"/>
    </style:style>
    <style:style style:name="T132" style:family="text">
      <style:text-properties fo:color="#000000" loext:opacity="100%" officeooo:rsid="008b52c7"/>
    </style:style>
    <style:style style:name="T133" style:family="text">
      <style:text-properties fo:color="#000000" loext:opacity="100%" officeooo:rsid="008cab49"/>
    </style:style>
    <style:style style:name="T134" style:family="text">
      <style:text-properties fo:color="#000000" loext:opacity="100%" officeooo:rsid="008e084b"/>
    </style:style>
    <style:style style:name="T135" style:family="text">
      <style:text-properties fo:color="#000000" loext:opacity="100%" officeooo:rsid="007dbde0"/>
    </style:style>
    <style:style style:name="T136" style:family="text">
      <style:text-properties fo:color="#000000" loext:opacity="100%" officeooo:rsid="0081581d"/>
    </style:style>
    <style:style style:name="T137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38" style:family="text">
      <style:text-properties officeooo:rsid="0013b1f0"/>
    </style:style>
    <style:style style:name="T139" style:family="text">
      <style:text-properties style:text-underline-style="solid" style:text-underline-width="auto" style:text-underline-color="font-color" officeooo:rsid="0013b1f0"/>
    </style:style>
    <style:style style:name="T140" style:family="text">
      <style:text-properties style:text-underline-style="solid" style:text-underline-width="auto" style:text-underline-color="font-color" officeooo:rsid="001362f7"/>
    </style:style>
    <style:style style:name="T141" style:family="text">
      <style:text-properties style:text-underline-style="solid" style:text-underline-width="auto" style:text-underline-color="font-color" officeooo:rsid="000f8f6a"/>
    </style:style>
    <style:style style:name="T142" style:family="text">
      <style:text-properties style:text-underline-style="solid" style:text-underline-width="auto" style:text-underline-color="font-color" officeooo:rsid="0018c4ea"/>
    </style:style>
    <style:style style:name="T143" style:family="text">
      <style:text-properties style:text-underline-style="solid" style:text-underline-width="auto" style:text-underline-color="font-color" officeooo:rsid="00509422"/>
    </style:style>
    <style:style style:name="T144" style:family="text">
      <style:text-properties style:text-underline-style="solid" style:text-underline-width="auto" style:text-underline-color="font-color" officeooo:rsid="0085f838"/>
    </style:style>
    <style:style style:name="T145" style:family="text">
      <style:text-properties style:text-underline-style="solid" style:text-underline-width="auto" style:text-underline-color="font-color" officeooo:rsid="00880d2b"/>
    </style:style>
    <style:style style:name="T146" style:family="text">
      <style:text-properties style:text-underline-style="solid" style:text-underline-width="auto" style:text-underline-color="font-color" officeooo:rsid="0089ae28"/>
    </style:style>
    <style:style style:name="T147" style:family="text">
      <style:text-properties style:text-underline-style="solid" style:text-underline-width="auto" style:text-underline-color="font-color" officeooo:rsid="001a20db"/>
    </style:style>
    <style:style style:name="T148" style:family="text">
      <style:text-properties style:text-underline-style="solid" style:text-underline-width="auto" style:text-underline-color="font-color" officeooo:rsid="008b52c7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 officeooo:rsid="001362f7"/>
    </style:style>
    <style:style style:name="T151" style:family="text">
      <style:text-properties style:text-underline-style="none" officeooo:rsid="0085f838"/>
    </style:style>
    <style:style style:name="T152" style:family="text">
      <style:text-properties officeooo:rsid="0014442c"/>
    </style:style>
    <style:style style:name="T153" style:family="text">
      <style:text-properties officeooo:rsid="00145467"/>
    </style:style>
    <style:style style:name="T154" style:family="text">
      <style:text-properties officeooo:rsid="00155c6b"/>
    </style:style>
    <style:style style:name="T155" style:family="text">
      <style:text-properties officeooo:rsid="0016dd90"/>
    </style:style>
    <style:style style:name="T156" style:family="text">
      <style:text-properties officeooo:rsid="0018c4ea"/>
    </style:style>
    <style:style style:name="T157" style:family="text">
      <style:text-properties officeooo:rsid="001a20db"/>
    </style:style>
    <style:style style:name="T158" style:family="text">
      <style:text-properties officeooo:rsid="001c6e04"/>
    </style:style>
    <style:style style:name="T159" style:family="text">
      <style:text-properties officeooo:rsid="001d91d9"/>
    </style:style>
    <style:style style:name="T160" style:family="text">
      <style:text-properties officeooo:rsid="001ec6f4"/>
    </style:style>
    <style:style style:name="T161" style:family="text">
      <style:text-properties officeooo:rsid="00202faa"/>
    </style:style>
    <style:style style:name="T162" style:family="text">
      <style:text-properties officeooo:rsid="002104e7"/>
    </style:style>
    <style:style style:name="T163" style:family="text">
      <style:text-properties officeooo:rsid="0023e611"/>
    </style:style>
    <style:style style:name="T164" style:family="text">
      <style:text-properties officeooo:rsid="00254600"/>
    </style:style>
    <style:style style:name="T165" style:family="text">
      <style:text-properties officeooo:rsid="002b15d7"/>
    </style:style>
    <style:style style:name="T166" style:family="text">
      <style:text-properties officeooo:rsid="002db9f0"/>
    </style:style>
    <style:style style:name="T167" style:family="text">
      <style:text-properties officeooo:rsid="002f6e18"/>
    </style:style>
    <style:style style:name="T168" style:family="text">
      <style:text-properties fo:color="#2a6099" loext:opacity="100%"/>
    </style:style>
    <style:style style:name="T169" style:family="text">
      <style:text-properties fo:color="#2a6099" loext:opacity="100%" style:font-name="Futura Std Condensed"/>
    </style:style>
    <style:style style:name="T170" style:family="text">
      <style:text-properties fo:color="#2a6099" loext:opacity="100%" style:font-name="Futura Std Condensed" officeooo:rsid="0013b1f0"/>
    </style:style>
    <style:style style:name="T171" style:family="text">
      <style:text-properties fo:color="#2a6099" loext:opacity="100%" style:font-name="Futura Std Condensed" officeooo:rsid="006ce0e1"/>
    </style:style>
    <style:style style:name="T172" style:family="text">
      <style:text-properties fo:color="#2a6099" loext:opacity="100%" officeooo:rsid="005b5999"/>
    </style:style>
    <style:style style:name="T173" style:family="text">
      <style:text-properties fo:color="#2a6099" loext:opacity="100%" officeooo:rsid="005d8a45"/>
    </style:style>
    <style:style style:name="T174" style:family="text">
      <style:text-properties fo:color="#2a6099" loext:opacity="100%" officeooo:rsid="0013b1f0"/>
    </style:style>
    <style:style style:name="T175" style:family="text">
      <style:text-properties fo:color="#2a6099" loext:opacity="100%" style:font-name="Futura Std Condensed1" officeooo:rsid="0013b1f0"/>
    </style:style>
    <style:style style:name="T176" style:family="text">
      <style:text-properties fo:color="#2a6099" loext:opacity="100%" officeooo:rsid="0014442c"/>
    </style:style>
    <style:style style:name="T177" style:family="text">
      <style:text-properties fo:color="#2a6099" loext:opacity="100%" officeooo:rsid="006a92be"/>
    </style:style>
    <style:style style:name="T178" style:family="text">
      <style:text-properties fo:color="#2a6099" loext:opacity="100%" officeooo:rsid="004190e1"/>
    </style:style>
    <style:style style:name="T179" style:family="text">
      <style:text-properties fo:color="#2a6099" loext:opacity="100%" officeooo:rsid="007f1654"/>
    </style:style>
    <style:style style:name="T180" style:family="text">
      <style:text-properties officeooo:rsid="0030d81e"/>
    </style:style>
    <style:style style:name="T181" style:family="text">
      <style:text-properties officeooo:rsid="0031047f"/>
    </style:style>
    <style:style style:name="T182" style:family="text">
      <style:text-properties officeooo:rsid="00324fc3"/>
    </style:style>
    <style:style style:name="T183" style:family="text">
      <style:text-properties officeooo:rsid="0035b9c5"/>
    </style:style>
    <style:style style:name="T184" style:family="text">
      <style:text-properties officeooo:rsid="003600f1"/>
    </style:style>
    <style:style style:name="T185" style:family="text">
      <style:text-properties style:font-name="Futura Std Condensed" officeooo:rsid="004190e1"/>
    </style:style>
    <style:style style:name="T186" style:family="text">
      <style:text-properties officeooo:rsid="004190e1"/>
    </style:style>
    <style:style style:name="T187" style:family="text">
      <style:text-properties officeooo:rsid="0048922a"/>
    </style:style>
    <style:style style:name="T188" style:family="text">
      <style:text-properties officeooo:rsid="002c96b5"/>
    </style:style>
    <style:style style:name="T189" style:family="text">
      <style:text-properties officeooo:rsid="004a78a6"/>
    </style:style>
    <style:style style:name="T190" style:family="text">
      <style:text-properties officeooo:rsid="004b5574"/>
    </style:style>
    <style:style style:name="T191" style:family="text">
      <style:text-properties officeooo:rsid="004e68bd"/>
    </style:style>
    <style:style style:name="T192" style:family="text">
      <style:text-properties officeooo:rsid="004f4fd7"/>
    </style:style>
    <style:style style:name="T193" style:family="text">
      <style:text-properties officeooo:rsid="004f7ac0"/>
    </style:style>
    <style:style style:name="T194" style:family="text">
      <style:text-properties officeooo:rsid="004ffb0c"/>
    </style:style>
    <style:style style:name="T195" style:family="text">
      <style:text-properties officeooo:rsid="00509422"/>
    </style:style>
    <style:style style:name="T196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197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198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199" style:family="text">
      <style:text-properties officeooo:rsid="005170e5"/>
    </style:style>
    <style:style style:name="T200" style:family="text">
      <style:text-properties fo:color="#3465a4" loext:opacity="100%" style:font-name="Futura Std Condensed" officeooo:rsid="0057759a"/>
    </style:style>
    <style:style style:name="T201" style:family="text">
      <style:text-properties fo:color="#3465a4" loext:opacity="100%" officeooo:rsid="0018b4d5"/>
    </style:style>
    <style:style style:name="T202" style:family="text">
      <style:text-properties officeooo:rsid="00530c9e"/>
    </style:style>
    <style:style style:name="T203" style:family="text">
      <style:text-properties officeooo:rsid="005a1c9b"/>
    </style:style>
    <style:style style:name="T204" style:family="text">
      <style:text-properties officeooo:rsid="005a3f3b"/>
    </style:style>
    <style:style style:name="T205" style:family="text">
      <style:text-properties officeooo:rsid="005ad40e"/>
    </style:style>
    <style:style style:name="T206" style:family="text">
      <style:text-properties officeooo:rsid="005b5999"/>
    </style:style>
    <style:style style:name="T207" style:family="text">
      <style:text-properties officeooo:rsid="005c7fa8"/>
    </style:style>
    <style:style style:name="T208" style:family="text">
      <style:text-properties officeooo:rsid="0058a901"/>
    </style:style>
    <style:style style:name="T209" style:family="text">
      <style:text-properties officeooo:rsid="005d8a45"/>
    </style:style>
    <style:style style:name="T210" style:family="text">
      <style:text-properties officeooo:rsid="00608b0f"/>
    </style:style>
    <style:style style:name="T211" style:family="text">
      <style:text-properties fo:font-size="16pt" style:font-size-asian="16pt" style:font-size-complex="16pt"/>
    </style:style>
    <style:style style:name="T212" style:family="text">
      <style:text-properties fo:font-size="16pt" officeooo:rsid="00923cb3" style:font-size-asian="16pt" style:font-size-complex="16pt"/>
    </style:style>
    <style:style style:name="T213" style:family="text">
      <style:text-properties fo:font-size="16pt" style:text-underline-style="none" style:font-size-asian="16pt" style:font-size-complex="16pt"/>
    </style:style>
    <style:style style:name="T214" style:family="text">
      <style:text-properties fo:font-size="16pt" style:text-underline-style="none" officeooo:rsid="0071cc19" style:font-size-asian="16pt" style:font-size-complex="16pt"/>
    </style:style>
    <style:style style:name="T215" style:family="text">
      <style:text-properties fo:font-size="16pt" style:text-underline-style="none" officeooo:rsid="0073bf81" style:font-size-asian="16pt" style:font-size-complex="16pt"/>
    </style:style>
    <style:style style:name="T216" style:family="text">
      <style:text-properties fo:font-size="16pt" style:text-underline-style="none" officeooo:rsid="00923cb3" style:font-size-asian="16pt" style:font-size-complex="16pt"/>
    </style:style>
    <style:style style:name="T217" style:family="text">
      <style:text-properties officeooo:rsid="006ff937"/>
    </style:style>
    <style:style style:name="T218" style:family="text">
      <style:text-properties style:font-name="Futura Std Condensed Light" fo:font-size="16pt" style:font-size-asian="16pt" style:font-size-complex="16pt"/>
    </style:style>
    <style:style style:name="T219" style:family="text">
      <style:text-properties style:font-name="Futura Std Condensed Light" fo:font-size="16pt" officeooo:rsid="0071cc19" style:font-size-asian="16pt" style:font-size-complex="16pt"/>
    </style:style>
    <style:style style:name="T220" style:family="text">
      <style:text-properties style:font-name="Futura Std Condensed Light" fo:font-size="16pt" officeooo:rsid="00923cb3" style:font-size-asian="16pt" style:font-size-complex="16pt"/>
    </style:style>
    <style:style style:name="T221" style:family="text">
      <style:text-properties style:font-name="Futura Std Condensed Light" fo:font-size="16pt" style:text-underline-style="none" officeooo:rsid="00923cb3" style:font-size-asian="16pt" style:font-size-complex="16pt"/>
    </style:style>
    <style:style style:name="T222" style:family="text">
      <style:text-properties officeooo:rsid="00757a7e"/>
    </style:style>
    <style:style style:name="T223" style:family="text">
      <style:text-properties officeooo:rsid="007cce26"/>
    </style:style>
    <style:style style:name="T224" style:family="text">
      <style:text-properties officeooo:rsid="007dbde0"/>
    </style:style>
    <style:style style:name="T225" style:family="text">
      <style:text-properties officeooo:rsid="007f1654"/>
    </style:style>
    <style:style style:name="T226" style:family="text">
      <style:text-properties officeooo:rsid="00811ecb"/>
    </style:style>
    <style:style style:name="T227" style:family="text">
      <style:text-properties officeooo:rsid="0081581d"/>
    </style:style>
    <style:style style:name="T228" style:family="text">
      <style:text-properties officeooo:rsid="0089ae28"/>
    </style:style>
    <style:style style:name="T229" style:family="text">
      <style:text-properties officeooo:rsid="008b52c7"/>
    </style:style>
    <style:style style:name="T230" style:family="text">
      <style:text-properties officeooo:rsid="008bfe80"/>
    </style:style>
    <style:style style:name="T231" style:family="text">
      <style:text-properties officeooo:rsid="008f955d"/>
    </style:style>
    <style:style style:name="T232" style:family="text">
      <style:text-properties officeooo:rsid="009316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7"><text:span text:style-name="T4"><text:tab/></text:span><text:span text:style-name="T193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91">a</text:span><text:span text:style-name="T4">nd they want “blood”! </text:span><text:span text:style-name="T166">Alien</text:span> has to avoid <text:span text:style-name="T1">kids</text:span> in order to survive. Everything’s seen through a surveillance<text:span text:style-name="T166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6"><text:tab/><text:span text:style-name="T152">The game will be a</text:span><text:span text:style-name="T16"> </text:span><text:span text:style-name="T19">Top Down Shooter</text:span><text:span text:style-name="T95"> in </text:span><text:span text:style-name="T16">2D pixel art</text:span><text:span text:style-name="T152"> </text:span><text:span text:style-name="T162">style</text:span><text:span text:style-name="T152">.</text:span></text:p>
      <text:p text:style-name="P11"/>
      <text:p text:style-name="P11"><text:tab/>The game will<text:span text:style-name="T138"> probably </text:span>be in <text:span text:style-name="T6">German</text:span> (just because the title rocks in German). <text:span text:style-name="T191">We’ll </text:span><text:span text:style-name="T203">eventually </text:span><text:span text:style-name="T191">have to find people able to speak German fluently enough to record them for voices.</text:span></text:p>
      <text:p text:style-name="P11"/>
      <text:p text:style-name="P15"><text:tab/><text:span text:style-name="T26">1 player versus CPU</text:span><text:span text:style-name="T107">.</text:span></text:p>
      <text:p text:style-name="P11"/>
      <text:p text:style-name="P15"><text:tab/><text:span text:style-name="T31">1 difficulty level</text:span><text:span text:style-name="T107">.</text:span></text:p>
      <text:p text:style-name="P23"/>
      <text:p text:style-name="P23"><text:tab/><text:span text:style-name="T152">One</text:span> game last<text:span text:style-name="T160">s</text:span> <text:span text:style-name="T138">up to</text:span> <text:span text:style-name="T9">1 minute</text:span> (or a bit more <text:span text:style-name="T138">with luck as player will become “blind” at some point</text:span>). <text:span text:style-name="T194">Well. As long as the alien can survive, the game isn’t over but considering that </text:span><text:span text:style-name="T204">after </text:span><text:span text:style-name="T194">about 1 minute, the screen is black, I don’t think the game will last very long...</text:span></text:p>
      <text:p text:style-name="P12"/>
      <text:p text:style-name="P12"><text:tab/><text:span text:style-name="T174">The only thing that will </text:span><text:span text:style-name="T175">eventually</text:span><text:span text:style-name="T174"> be recorded is </text:span><text:span text:style-name="T170">HOW LONG YOU SURVIVE</text:span><text:span text:style-name="T171">D</text:span><text:span text:style-name="T174">! (only the best </text:span><text:span text:style-name="T176">time</text:span><text:span text:style-name="T174">). </text:span><text:span text:style-name="T186">We’ll give the length of the game but </text:span><text:span text:style-name="T177">(</text:span><text:span text:style-name="T178">if it doesn’t break the record, then</text:span><text:span text:style-name="T177">)</text:span><text:span text:style-name="T186"> “</text:span><text:span text:style-name="T185">it’ll be lost for ever like tears in the rain!</text:span><text:span text:style-name="T186">”</text:span></text:p>
      <text:p text:style-name="P12"/>
      <text:p text:style-name="P12"><text:tab/><text:span text:style-name="T15">Nothing to gather</text:span><text:span text:style-name="T138">: no bonus, </text:span><text:span text:style-name="T191">no health, </text:span><text:span text:style-name="T138">no money, no points, </text:span><text:span text:style-name="T152">no weapon, no armor, </text:span><text:span text:style-name="T138">no nothing!</text:span></text:p>
      <text:p text:style-name="P12"/>
      <text:p text:style-name="P12"><text:tab/><text:span text:style-name="T9">“</text:span><text:span text:style-name="T39">C</text:span><text:span text:style-name="T25">ontact” with</text:span><text:span text:style-name="T17"> </text:span><text:span text:style-name="T39">enemies</text:span><text:span text:style-name="T17"> </text:span><text:span text:style-name="T25">deals </text:span><text:span text:style-name="T36">no</text:span><text:span text:style-name="T39"> </text:span><text:span text:style-name="T25">damage, </text:span><text:span text:style-name="T40">only </text:span><text:span text:style-name="T49">physical attacks/</text:span><text:span text:style-name="T40">projectiles/</text:span><text:span text:style-name="T43">weapons</text:span><text:span text:style-name="T40"> do.</text:span></text:p>
      <text:p text:style-name="P12"/>
      <text:p text:style-name="P12"><text:span text:style-name="T40"><text:tab/></text:span><text:span text:style-name="T58">The alien is invulnerable for the first 3 seconds!</text:span></text:p>
      <text:p text:style-name="P62">Aliens</text:p>
      <text:p text:style-name="P63"/>
      <text:p text:style-name="P31">Each alien will have a <text:span text:style-name="T204">female </text:span>German old fashioned name (only for fun)!</text:p>
      <text:p text:style-name="P24"/>
      <text:p text:style-name="P69"><text:span text:style-name="T97">The a</text:span><text:span text:style-name="T96">lien have</text:span><text:span text:style-name="T183"> 1000 hit points (HP)</text:span><text:span text:style-name="T96">.</text:span></text:p>
      <text:p text:style-name="P26"/>
      <text:p text:style-name="P26"><text:tab/><text:span text:style-name="T163">Each Alien has</text:span><text:span text:style-name="T4"> </text:span><text:span text:style-name="T10">1</text:span><text:span text:style-name="T9"> defensive </text:span><text:span text:style-name="T16">skill</text:span><text:span text:style-name="T94"> </text:span><text:span text:style-name="T133">to choose</text:span>:</text:p>
      <text:p text:style-name="P26"/>
      <text:p text:style-name="P28">- <text:span text:style-name="T9">Random teleportation</text:span><text:span text:style-name="T125"> </text:span><text:span text:style-name="T129">(</text:span><text:span text:style-name="T93">cooldown: 20 seconds</text:span><text:span text:style-name="T129">).</text:span></text:p>
      <text:p text:style-name="P28">- <text:span text:style-name="T9">Dash</text:span> <text:span text:style-name="T2">(</text:span><text:span text:style-name="T141">pass through </text:span><text:span text:style-name="T139">kids and attacks</text:span><text:span text:style-name="T130"> – </text:span><text:span text:style-name="T93">cooldown: 15 seconds</text:span><text:span text:style-name="T2">)</text:span></text:p>
      <text:p text:style-name="P28">- <text:span text:style-name="T9">Repulsive “</text:span><text:span text:style-name="T11">explosions”</text:span><text:span text:style-name="T78"> </text:span><text:span text:style-name="T79">(repulsive effect </text:span><text:span text:style-name="T80">only on kids </text:span><text:span text:style-name="T78">–</text:span><text:span text:style-name="T80"> </text:span><text:span text:style-name="T81">not the attacks</text:span><text:span text:style-name="T130"> – </text:span><text:span text:style-name="T93">cooldown: 10 seconds</text:span><text:span text:style-name="T79">)</text:span></text:p>
      <text:p text:style-name="P28">- <text:span text:style-name="T9">Freezing </text:span><text:span text:style-name="T12">“</text:span><text:span text:style-name="T45">shock wave”</text:span><text:span text:style-name="T13"> </text:span><text:span text:style-name="T79">(</text:span><text:span text:style-name="T91">Freezes nearby enemies for </text:span><text:span text:style-name="T92">4</text:span><text:span text:style-name="T91"> seconds</text:span><text:span text:style-name="T130"> </text:span><text:span text:style-name="T131">–</text:span><text:span text:style-name="T130"> </text:span><text:span text:style-name="T81">not the </text:span><text:span text:style-name="T93">missiles</text:span><text:span text:style-name="T130"> – </text:span><text:span text:style-name="T93">cooldown: 15 seconds</text:span><text:span text:style-name="T79">)</text:span></text:p>
      <text:p text:style-name="P26">- <text:span text:style-name="T14">Quick r</text:span><text:span text:style-name="T13">unner </text:span><text:span text:style-name="T79">(</text:span><text:span text:style-name="T128">moves 2</text:span><text:span text:style-name="T132">0</text:span><text:span text:style-name="T128">% faster – </text:span><text:span text:style-name="T82">permanent</text:span><text:span text:style-name="T79">)</text:span></text:p>
      <text:p text:style-name="P28">- <text:span text:style-name="T11">Force </text:span><text:span text:style-name="T45">f</text:span><text:span text:style-name="T11">ield</text:span><text:span text:style-name="T78"> </text:span><text:span text:style-name="T79">(repulsive effect </text:span><text:span text:style-name="T127">for </text:span><text:span text:style-name="T128">6</text:span><text:span text:style-name="T127"> seconds</text:span><text:span text:style-name="T80"> on “</text:span><text:span text:style-name="T127">missiles”</text:span><text:span text:style-name="T80"> </text:span><text:span text:style-name="T78">–</text:span><text:span text:style-name="T80"> </text:span><text:span text:style-name="T81">not the </text:span><text:span text:style-name="T91">kids </text:span><text:span text:style-name="T93">nor</text:span><text:span text:style-name="T81"> the </text:span><text:span text:style-name="T93">physical </text:span><text:span text:style-name="T81">attacks</text:span><text:span text:style-name="T130"> – </text:span><text:span text:style-name="T93">cooldown: 10 seconds</text:span><text:span text:style-name="T79">).</text:span></text:p>
      <text:p text:style-name="P28">- <text:span text:style-name="T11">Time stop </text:span><text:span text:style-name="T79">(affects </text:span><text:span text:style-name="T91">everything for 3 seconds</text:span><text:span text:style-name="T130"> – </text:span><text:span text:style-name="T93">cooldown: 20 seconds</text:span><text:span text:style-name="T80">)</text:span></text:p>
      <text:p text:style-name="P28">- <text:span text:style-name="T14">Mirror images</text:span><text:span text:style-name="T76"> (</text:span><text:span text:style-name="T148">3</text:span><text:span text:style-name="T140"> </text:span><text:span text:style-name="T148">Invulnerable </text:span><text:span text:style-name="T145">copies</text:span><text:span text:style-name="T76"> start </text:span><text:span text:style-name="T230">running</text:span><text:span text:style-name="T76"> in random </text:span><text:span text:style-name="T138">opposite</text:span><text:span text:style-name="T76"> directions from the player attracting closest kids for </text:span><text:span text:style-name="T144">3</text:span><text:span text:style-name="T140"> seconds</text:span><text:span text:style-name="T150"> </text:span><text:span text:style-name="T151">then disappear</text:span><text:span text:style-name="T130"> – </text:span><text:span text:style-name="T93">cooldown: 15 seconds</text:span><text:span text:style-name="T76">)</text:span></text:p>
      <text:p text:style-name="P26">- <text:span text:style-name="T20">Dodger</text:span><text:span text:style-name="T156"> (hit box </text:span><text:span text:style-name="T192">size </text:span><text:span text:style-name="T156">reduced</text:span><text:span text:style-name="T79"> </text:span><text:span text:style-name="T128">by 2</text:span><text:span text:style-name="T132">0</text:span><text:span text:style-name="T128">% </text:span><text:span text:style-name="T79">– </text:span><text:span text:style-name="T83">permanent</text:span><text:span text:style-name="T156">).</text:span></text:p>
      <text:p text:style-name="P28">- <text:span text:style-name="T20">Invisible</text:span><text:span text:style-name="T156"> (makes </text:span><text:span text:style-name="T142">enemies go away </text:span><text:span text:style-name="T146">as if the Alien wasn’t here</text:span><text:span text:style-name="T156"> for </text:span><text:span text:style-name="T229">4</text:span><text:span text:style-name="T156"> seconds</text:span><text:span text:style-name="T130"> – </text:span><text:span text:style-name="T93">cooldown: 15 seconds</text:span><text:span text:style-name="T156">).</text:span></text:p>
      <text:p text:style-name="P28">- <text:span text:style-name="T20">Shield</text:span><text:span text:style-name="T156"> (</text:span><text:span text:style-name="T143">invulnerable to </text:span><text:span text:style-name="T146">any </text:span><text:span text:style-name="T143">attack </text:span><text:span text:style-name="T146">coming from the front for 5 seconds</text:span><text:span text:style-name="T130"> – </text:span><text:span text:style-name="T93">cooldown: 10 seconds</text:span><text:span text:style-name="T156">).</text:span></text:p>
      <text:p text:style-name="P32">- <text:span text:style-name="T9">Second life</text:span> (restart with half life from where the player and enemies were <text:span text:style-name="T223">just before the Alien died – </text:span><text:span text:style-name="T228">only 1 time</text:span>).</text:p>
      <text:p text:style-name="P26">- <text:span text:style-name="T20">Healthy</text:span><text:span text:style-name="T156"> (</text:span><text:span text:style-name="T192">2</text:span><text:span text:style-name="T229">0</text:span><text:span text:style-name="T192">% </text:span><text:span text:style-name="T156">more hit points – </text:span><text:span text:style-name="T146">permanent</text:span><text:span text:style-name="T156">).</text:span></text:p>
      <text:p text:style-name="P26">- <text:span text:style-name="T21">Regeneration</text:span><text:span text:style-name="T157"> (</text:span><text:span text:style-name="T228">10 hp per second – </text:span><text:span text:style-name="T147">permanent</text:span><text:span text:style-name="T157">).</text:span></text:p>
      <text:p text:style-name="P26">- <text:span text:style-name="T22">Hand to hand </text:span><text:span text:style-name="T62">specialist</text:span><text:span text:style-name="T158"> (50% damage from short range but 200% damage from long range – </text:span><text:span text:style-name="T146">permanent</text:span><text:span text:style-name="T158">).</text:span></text:p>
      <text:p text:style-name="P28">- <text:span text:style-name="T22">Ranged </text:span><text:span text:style-name="T29">fighting </text:span><text:span text:style-name="T62">expert</text:span><text:span text:style-name="T158"> (50% damage from long range but 200% damage from short range – </text:span><text:span text:style-name="T146">permanent</text:span><text:span text:style-name="T158">).</text:span></text:p>
      <text:p text:style-name="P26">- <text:span text:style-name="T8">None! </text:span><text:span text:style-name="T133">(</text:span><text:span text:style-name="T134">yes!</text:span><text:span text:style-name="T133">)</text:span></text:p>
      <text:p text:style-name="P26"/>
      <text:p text:style-name="P26"><text:tab/><text:span text:style-name="T27">S</text:span><text:span text:style-name="T23">kill cool down is shown by the sprite outline color</text:span><text:span text:style-name="T116"> </text:span><text:span text:style-name="T114">(red means not ready)</text:span><text:span text:style-name="T159">.</text:span></text:p>
      <text:p text:style-name="P26"/>
      <text:p text:style-name="P26"><text:tab/><text:span text:style-name="T47">No HP shown on screen</text:span><text:span text:style-name="T202">.</text:span></text:p>
      <text:p text:style-name="P26"/>
      <text:p text:style-name="P17"><text:tab/>Each <text:span text:style-name="T9">“</text:span><text:span text:style-name="T27">skill</text:span><text:span text:style-name="T9">” has </text:span><text:span text:style-name="T38">its own</text:span><text:span text:style-name="T9"> cool down</text:span> (<text:span text:style-name="T138">duration</text:span> depending on the <text:span text:style-name="T152">skill</text:span>).</text:p>
      <text:p text:style-name="P17"><text:soft-page-break/></text:p>
      <text:p text:style-name="P17"><text:tab/><text:span text:style-name="T46">Alien becomes invincible</text:span><text:span text:style-name="T7"> for 1 second after getting hit</text:span><text:span text:style-name="T199">.</text:span></text:p>
      <text:p text:style-name="P17"/>
      <text:p text:style-name="P17"><text:tab/><text:span text:style-name="T66">At full hp, outline is black</text:span><text:span text:style-name="T231"> and at </text:span><text:span text:style-name="T66">0 hp, the outline is red</text:span></text:p>
      <text:p text:style-name="P17"><text:tab/><text:span text:style-name="T66">Cooldown</text:span><text:span text:style-name="T231"> countdown </text:span><text:span text:style-name="T66">starts blue</text:span><text:span text:style-name="T231"> and </text:span><text:span text:style-name="T66">turns black</text:span><text:span text:style-name="T231"> when </text:span><text:span text:style-name="T66">countdown is over</text:span><text:span text:style-name="T231">.</text:span></text:p>
      <text:p text:style-name="P17"><text:tab/><text:span text:style-name="T66">Red and blue eventually combine to make the outline violet</text:span><text:span text:style-name="T231"> (r+b is pink for our eyes)!</text:span></text:p>
      <text:p text:style-name="P5">Enemies</text:p>
      <text:p text:style-name="P3"/>
      <text:p text:style-name="P36"><text:tab/><text:span text:style-name="T153">Here’s the list:</text:span></text:p>
      <text:p text:style-name="P36"/>
      <text:p text:style-name="P36">- <text:span text:style-name="T17">Throwing </text:span><text:span text:style-name="T23">B</text:span><text:span text:style-name="T17">ooger </text:span><text:span text:style-name="T23">K</text:span><text:span text:style-name="T17">ids</text:span><text:span text:style-name="T153"> (</text:span><text:span text:style-name="T183">slow </text:span><text:span text:style-name="T153">medium ranged explosives </text:span><text:span text:style-name="T159">with small effect area</text:span><text:span text:style-name="T153">):</text:span></text:p>
      <text:p text:style-name="P36"><text:tab/><text:span text:style-name="T183">Alien loses </text:span><text:span text:style-name="T50">1</text:span><text:span text:style-name="T29">00 </text:span><text:span text:style-name="T37">HP</text:span><text:span text:style-name="T183"> when hit.</text:span></text:p>
      <text:p text:style-name="P36"/>
      <text:p text:style-name="P36">- <text:span text:style-name="T17">Spitting </text:span><text:span text:style-name="T23">K</text:span><text:span text:style-name="T17">ids</text:span><text:span text:style-name="T153"> (</text:span><text:span text:style-name="T183">quick s</text:span><text:span text:style-name="T180">hort </text:span><text:span text:style-name="T153">ranged shooting).</text:span></text:p>
      <text:p text:style-name="P37"><text:tab/><text:span text:style-name="T183">Alien loses </text:span><text:span text:style-name="T50">5</text:span><text:span text:style-name="T43">0</text:span><text:span text:style-name="T29"> </text:span><text:span text:style-name="T37">HP</text:span><text:span text:style-name="T183"> when hit.</text:span></text:p>
      <text:p text:style-name="P37"/>
      <text:p text:style-name="P36">- <text:span text:style-name="T17">Kids </text:span><text:span text:style-name="T23">W</text:span><text:span text:style-name="T17">ith </text:span><text:span text:style-name="T23">S</text:span><text:span text:style-name="T17">ticks</text:span><text:span text:style-name="T153"> (</text:span><text:span text:style-name="T183">very quick </text:span><text:span text:style-name="T167">hand to hand</text:span><text:span text:style-name="T153"> attack).</text:span></text:p>
      <text:p text:style-name="P37"><text:tab/><text:span text:style-name="T183">Alien loses </text:span><text:span text:style-name="T50">25</text:span><text:span text:style-name="T29"> </text:span><text:span text:style-name="T37">HP</text:span><text:span text:style-name="T183"> when hit.</text:span></text:p>
      <text:p text:style-name="P37"/>
      <text:p text:style-name="P38">- <text:span text:style-name="T45">Crying </text:span><text:span text:style-name="T24">Kids</text:span><text:span text:style-name="T161"> </text:span><text:span text:style-name="T195">run randomly then stop to cry</text:span><text:span text:style-name="T161">. </text:span><text:span text:style-name="T195">If the alien is close enough, kick him. </text:span><text:span text:style-name="T199">Resume routine.</text:span></text:p>
      <text:p text:style-name="P38"><text:tab/><text:span text:style-name="T183">Alien loses </text:span><text:span text:style-name="T50">75</text:span><text:span text:style-name="T29"> </text:span><text:span text:style-name="T37">HP</text:span><text:span text:style-name="T183"> </text:span><text:span text:style-name="T199">when hit</text:span><text:span text:style-name="T184">.</text:span></text:p>
      <text:p text:style-name="P37"/>
      <text:p text:style-name="P36">- <text:span text:style-name="T23">Vomiting </text:span><text:span text:style-name="T24">K</text:span><text:span text:style-name="T23">ids</text:span><text:span text:style-name="T159"> (</text:span><text:span text:style-name="T183">slow </text:span><text:span text:style-name="T159">long range attacks with large effect area). </text:span><text:span text:style-name="T199">Wandering, then vomiting somewhere there space for the puddle, then resuming… The vomit puddle generate an area that everybody’s running away from.</text:span></text:p>
      <text:p text:style-name="P38"><text:tab/><text:span text:style-name="T183">Alien loses </text:span><text:span text:style-name="T29">5</text:span><text:span text:style-name="T43">0</text:span><text:span text:style-name="T29"> </text:span><text:span text:style-name="T37">HP per second</text:span><text:span text:style-name="T183"> when walking in the vomit puddle until exiting it. </text:span><text:span text:style-name="T184">He also takes decreasing damages</text:span><text:span text:style-name="T199"> </text:span><text:span text:style-name="T184">for up to 2 seconds </text:span><text:span text:style-name="T199">(</text:span><text:span text:style-name="T46">25HP </text:span><text:span text:style-name="T50">the first second</text:span><text:span text:style-name="T46">, then 10HP</text:span><text:span text:style-name="T199">) </text:span><text:span text:style-name="T184">after exiting the area.</text:span></text:p>
      <text:p text:style-name="P36"/>
      <text:p text:style-name="P36">- <text:span text:style-name="T18">T</text:span><text:span text:style-name="T50">he t</text:span><text:span text:style-name="T9">eacher </text:span><text:span text:style-name="T123">walk</text:span><text:span text:style-name="T77">ing randomly.</text:span> <text:span text:style-name="T206">When </text:span><text:span text:style-name="T154">close </text:span><text:span text:style-name="T206">enough </text:span><text:span text:style-name="T154">to the alien </text:span><text:span text:style-name="T206">and kids involved in the fight,</text:span><text:span text:style-name="T154"> </text:span><text:span text:style-name="T206">starts running to </text:span>try to stop the mess <text:span text:style-name="T154">(</text:span><text:span text:style-name="T199">she</text:span><text:span text:style-name="T155"> </text:span><text:span text:style-name="T199">is an</text:span><text:span text:style-name="T155"> </text:span><text:span text:style-name="T154">obstacle: run</text:span><text:span text:style-name="T155">ning</text:span><text:span text:style-name="T154"> then stop</text:span><text:span text:style-name="T155">ping,</text:span><text:span text:style-name="T154"> trying to calm things down </text:span><text:span text:style-name="T189">staying between kid</text:span><text:span text:style-name="T199">s</text:span><text:span text:style-name="T189"> and alien </text:span><text:span text:style-name="T154">then </text:span><text:span text:style-name="T187">going away and </text:span><text:span text:style-name="T189">finally </text:span><text:span text:style-name="T154">resum</text:span><text:span text:style-name="T189">ing</text:span><text:span text:style-name="T154">… </text:span><text:span text:style-name="T172">I don’t know if she should give up and go away for a while if a never ending fight happens </text:span><text:span text:style-name="T179">as it will for sure</text:span><text:span text:style-name="T154">).</text:span></text:p>
      <text:p text:style-name="P36"/>
      <text:p text:style-name="P36"/>
      <text:p text:style-name="P65">Technically</text:p>
      <text:p text:style-name="P64"/>
      <text:p text:style-name="P66"><text:span text:style-name="T149"><text:tab/></text:span><text:span text:style-name="T67">Animations at </text:span><text:span text:style-name="T68">3</text:span><text:span text:style-name="T67">s</text:span><text:span text:style-name="T196"> </text:span><text:span text:style-name="T197">(</text:span><text:span text:style-name="T198">just like Domestique Baston</text:span><text:span text:style-name="T197">).</text:span></text:p>
      <text:p text:style-name="P30"/>
      <text:p text:style-name="P29"><text:tab/><text:span text:style-name="T168">Every game </text:span><text:span text:style-name="T169">starts from a random point in the area</text:span><text:span text:style-name="T168">. Spawning points could possibly be established before hand.</text:span></text:p>
      <text:p text:style-name="P29"/>
      <text:p text:style-name="P29"><text:tab/><text:span text:style-name="T30">Camera bug </text:span><text:span text:style-name="T41">effects</text:span><text:span text:style-name="T30"> </text:span><text:span text:style-name="T50">constantly evolve</text:span><text:span text:style-name="T30"> </text:span><text:span text:style-name="T60">up to the max </text:span><text:span text:style-name="T65">after 1 minute or so</text:span><text:span text:style-name="T227"> </text:span><text:span text:style-name="T207">and</text:span><text:span text:style-name="T164"> </text:span><text:span text:style-name="T30">the last effect (screen shutdown) always happen</text:span><text:span text:style-name="T54">s</text:span><text:span text:style-name="T30"> just after 1 minute </text:span><text:span text:style-name="T50">or a bit more… </text:span><text:span text:style-name="T60">But the game still goes on!</text:span></text:p>
      <text:p text:style-name="P25"/>
      <text:p text:style-name="P21"><text:tab/><text:span text:style-name="T25">A</text:span><text:span text:style-name="T9">lien</text:span> <text:span text:style-name="T167">and </text:span><text:span text:style-name="T34">Enemies</text:span><text:span text:style-name="T167"> </text:span><text:span text:style-name="T182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94">.</text:span></text:p>
      <text:p text:style-name="P56"/>
      <text:p text:style-name="P14"><text:span text:style-name="T94"><text:tab/></text:span><text:span text:style-name="T111">A</text:span><text:span text:style-name="T84">lien animations (</text:span><text:span text:style-name="T35">left</text:span><text:span text:style-name="T84"> and </text:span><text:span text:style-name="T35">right</text:span><text:span text:style-name="T84"> are </text:span><text:span text:style-name="T35">flopped animations</text:span><text:span text:style-name="T84">, </text:span><text:span text:style-name="T35">up/left</text:span><text:span text:style-name="T84"> and </text:span><text:span text:style-name="T35">up/right</text:span><text:span text:style-name="T84"> are </text:span><text:span text:style-name="T35">flopped animations</text:span><text:span text:style-name="T84"> and </text:span><text:span text:style-name="T35">down/left</text:span><text:span text:style-name="T84"> and </text:span><text:span text:style-name="T35">down/right</text:span><text:span text:style-name="T84"> are also </text:span><text:span text:style-name="T35">flopped animations</text:span><text:span text:style-name="T84">):</text:span></text:p>
      <text:p text:style-name="P13"><text:span text:style-name="T32"><text:tab/>8</text:span><text:span text:style-name="T31"> Move </text:span><text:span text:style-name="T45">(run) </text:span><text:span text:style-name="T31">direction</text:span><text:span text:style-name="T27">s</text:span></text:p>
      <text:p text:style-name="P13"><text:span text:style-name="T32"><text:tab/>8</text:span><text:span text:style-name="T200"> </text:span><text:span text:style-name="T31">Idle direction</text:span><text:span text:style-name="T27">s</text:span></text:p>
      <text:p text:style-name="P13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3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57"/>
      <text:p text:style-name="P14"><text:span text:style-name="T106"><text:tab/></text:span><text:span text:style-name="T88">Enemies </text:span><text:span text:style-name="T90">(kids) </text:span><text:span text:style-name="T88">animations </text:span><text:span text:style-name="T84">(</text:span><text:span text:style-name="T35">left</text:span><text:span text:style-name="T84"> and </text:span><text:span text:style-name="T35">right</text:span><text:span text:style-name="T84"> are </text:span><text:span text:style-name="T35">flopped animations</text:span><text:span text:style-name="T84">, </text:span><text:span text:style-name="T35">up/left</text:span><text:span text:style-name="T84"> and </text:span><text:span text:style-name="T35">up/right</text:span><text:span text:style-name="T84"> are </text:span><text:span text:style-name="T35">flopped animations</text:span><text:span text:style-name="T84"> and </text:span><text:span text:style-name="T35">down/left</text:span><text:span text:style-name="T84"> and </text:span><text:span text:style-name="T35">down/right</text:span><text:span text:style-name="T84"> are also </text:span><text:span text:style-name="T35">flopped animations</text:span><text:span text:style-name="T84">):</text:span></text:p>
      <text:p text:style-name="P19"><text:span text:style-name="T105"><text:tab/></text:span><text:span text:style-name="T27">8 move </text:span><text:span text:style-name="T53">(run – vomiting and crying kids are walking) </text:span><text:span text:style-name="T27">directions</text:span></text:p>
      <text:p text:style-name="P68"><text:tab/>8 attack directions</text:p>
      <text:p text:style-name="P68"><text:tab/>8 Idle directions</text:p>
      <text:p text:style-name="P67"><text:span text:style-name="T5"><text:tab/>8 </text:span><text:span text:style-name="T70">waving</text:span><text:span text:style-name="T5"> directions </text:span><text:span text:style-name="T98">(when two kids face each other, they </text:span><text:span text:style-name="T99">forget about the alien and </text:span><text:span text:style-name="T98">stop </text:span><text:span text:style-name="T99">running</text:span><text:span text:style-name="T98"> then wave at each other </text:span><text:span text:style-name="T99">for a couple of seconds </text:span><text:span text:style-name="T98">then resume moving)</text:span><text:span text:style-name="T70"> – </text:span><text:span text:style-name="T71">only </text:span><text:span text:style-name="T72">throwing booger </text:span><text:span text:style-name="T73">kids</text:span><text:span text:style-name="T72">, spitting </text:span><text:span text:style-name="T73">kids </text:span><text:span text:style-name="T72">and </text:span><text:span text:style-name="T71">kids </text:span><text:span text:style-name="T72">with sticks</text:span><text:span text:style-name="T74">.</text:span></text:p>
      <text:p text:style-name="P20"/>
      <text:p text:style-name="P21"><text:span text:style-name="T115"><text:tab/></text:span><text:span text:style-name="T89">Teacher </text:span><text:span text:style-name="T88">animations </text:span><text:span text:style-name="T84">(</text:span><text:span text:style-name="T35">left</text:span><text:span text:style-name="T84"> and </text:span><text:span text:style-name="T35">right</text:span><text:span text:style-name="T84"> are </text:span><text:span text:style-name="T35">flopped animations</text:span><text:span text:style-name="T84">, </text:span><text:span text:style-name="T35">up/left</text:span><text:span text:style-name="T84"> and </text:span><text:span text:style-name="T35">up/right</text:span><text:span text:style-name="T84"> are </text:span><text:span text:style-name="T35">flopped animations</text:span><text:span text:style-name="T84"> and </text:span><text:span text:style-name="T35">down/left</text:span><text:span text:style-name="T84"> and </text:span><text:span text:style-name="T35">down/right</text:span><text:span text:style-name="T84"> are also </text:span><text:span text:style-name="T35">flopped animations</text:span><text:span text:style-name="T84">):</text:span></text:p>
      <text:p text:style-name="P18"><text:span text:style-name="T121"><text:tab/></text:span><text:span text:style-name="T27">8 </text:span><text:span text:style-name="T51">run</text:span><text:span text:style-name="T27"> directions</text:span></text:p>
      <text:p text:style-name="P18"><text:span text:style-name="T27"><text:tab/></text:span><text:span text:style-name="T51">8 walk directions</text:span></text:p>
      <text:p text:style-name="P33"><text:span text:style-name="T77"><text:tab/></text:span><text:span text:style-name="T27">8 “</text:span><text:span text:style-name="T51">stop fighting”</text:span><text:span text:style-name="T27"> directions</text:span></text:p>
      <text:p text:style-name="P33"/>
      <text:p text:style-name="P22"><text:span text:style-name="T85">Enem</text:span><text:span text:style-name="T90">y</text:span><text:span text:style-name="T85"> behavior</text:span><text:span text:style-name="T90">s</text:span><text:span text:style-name="T85">:</text:span></text:p>
      <text:p text:style-name="P58"/>
      <text:p text:style-name="P34"><text:soft-page-break/><text:span text:style-name="T77"><text:tab/>Followers </text:span><text:span text:style-name="T109">and stoppers and followers, etc.:</text:span></text:p>
      <text:p text:style-name="P41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41"><text:span text:style-name="T17"><text:tab/><text:tab/>Spitting </text:span><text:span text:style-name="T23">K</text:span><text:span text:style-name="T17">ids</text:span></text:p>
      <text:p text:style-name="P41"><text:span text:style-name="T17"><text:tab/></text:span><text:span text:style-name="T108">Followers:</text:span></text:p>
      <text:p text:style-name="P41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41"><text:span text:style-name="T24"><text:tab/></text:span><text:span text:style-name="T124">Somewhat r</text:span><text:span text:style-name="T120">andom</text:span><text:span text:style-name="T108">:</text:span></text:p>
      <text:p text:style-name="P41"><text:span text:style-name="T108"><text:tab/><text:tab/></text:span><text:span text:style-name="T23">Vomiting </text:span><text:span text:style-name="T24">K</text:span><text:span text:style-name="T23">ids</text:span></text:p>
      <text:p text:style-name="P41"><text:span text:style-name="T23"><text:tab/><text:tab/></text:span><text:span text:style-name="T48">Crying Kids</text:span></text:p>
      <text:p text:style-name="P41"><text:span text:style-name="T23"><text:tab/></text:span><text:span text:style-name="T126"><text:tab/></text:span><text:span text:style-name="T18">T</text:span><text:span text:style-name="T27">eacher</text:span></text:p>
      <text:p text:style-name="P46"/>
      <text:p text:style-name="P40"><text:tab/><text:span text:style-name="T224">The </text:span><text:span text:style-name="T63">game starts</text:span><text:span text:style-name="T224"> with </text:span><text:span text:style-name="T63">1 </text:span><text:span text:style-name="T64">T</text:span><text:span text:style-name="T63">eacher</text:span><text:span text:style-name="T135"> </text:span><text:span text:style-name="T136">(only 1 per game)</text:span><text:span text:style-name="T224">, </text:span><text:span text:style-name="T63">1 </text:span><text:span text:style-name="T64">C</text:span><text:span text:style-name="T63">rying </text:span><text:span text:style-name="T64">K</text:span><text:span text:style-name="T63">id</text:span><text:span text:style-name="T224">, </text:span><text:span text:style-name="T63">1 </text:span><text:span text:style-name="T64">V</text:span><text:span text:style-name="T63">omiting </text:span><text:span text:style-name="T64">K</text:span><text:span text:style-name="T63">id</text:span><text:span text:style-name="T224">, </text:span><text:span text:style-name="T64">1</text:span><text:span text:style-name="T63"> </text:span><text:span text:style-name="T64">T</text:span><text:span text:style-name="T63">hrowing </text:span><text:span text:style-name="T64">B</text:span><text:span text:style-name="T63">ooger </text:span><text:span text:style-name="T64">K</text:span><text:span text:style-name="T63">id</text:span><text:span text:style-name="T224">, </text:span><text:span text:style-name="T64">3</text:span><text:span text:style-name="T63"> </text:span><text:span text:style-name="T64">K</text:span><text:span text:style-name="T63">ids with </text:span><text:span text:style-name="T64">S</text:span><text:span text:style-name="T63">tick</text:span><text:span text:style-name="T224"> and </text:span><text:span text:style-name="T64">2</text:span><text:span text:style-name="T63"> </text:span><text:span text:style-name="T64">S</text:span><text:span text:style-name="T63">pitting </text:span><text:span text:style-name="T64">K</text:span><text:span text:style-name="T63">id.</text:span></text:p>
      <text:p text:style-name="P40"/>
      <text:p text:style-name="P40"><text:tab/><text:span text:style-name="T63">Every </text:span><text:span text:style-name="T64">5</text:span><text:span text:style-name="T63"> seconds 1 kid enters the field with this probabilities</text:span><text:span text:style-name="T224">:</text:span></text:p>
      <text:p text:style-name="P40"><text:tab/><text:tab/><text:span text:style-name="T225">Spitting Kid: </text:span><text:span text:style-name="T64">30%</text:span></text:p>
      <text:p text:style-name="P40"><text:tab/><text:tab/><text:span text:style-name="T225">Kid with Stick: </text:span><text:span text:style-name="T64">40%</text:span></text:p>
      <text:p text:style-name="P40"><text:tab/><text:tab/><text:span text:style-name="T224">Throwing Booger Kid: </text:span><text:span text:style-name="T64">10%</text:span></text:p>
      <text:p text:style-name="P40"><text:span text:style-name="T224"><text:tab/><text:tab/>Crying Kid: </text:span><text:span text:style-name="T64">10%</text:span></text:p>
      <text:p text:style-name="P40"><text:span text:style-name="T224"><text:tab/><text:tab/>Vomiting Kid: </text:span><text:span text:style-name="T64">10%</text:span></text:p>
      <text:p text:style-name="P46"/>
      <text:p text:style-name="P47"><text:span text:style-name="T165"><text:tab/></text:span><text:span text:style-name="T33">Enemies detection colliders will have a somewhat random size</text:span><text:span text:style-name="T188">.</text:span></text:p>
      <text:p text:style-name="P52"/>
      <text:p text:style-name="P50"><text:span text:style-name="T188"><text:tab/></text:span><text:span text:style-name="T41">After a kid</text:span><text:span text:style-name="T60"> </text:span><text:span text:style-name="T61">has dealt</text:span><text:span text:style-name="T60"> damage to </text:span><text:span text:style-name="T52">the</text:span><text:span text:style-name="T41"> alien, </text:span><text:span text:style-name="T61">t</text:span><text:span text:style-name="T41">h</text:span><text:span text:style-name="T61">at kid</text:span><text:span text:style-name="T41"> tends to go away for </text:span><text:span text:style-name="T61">5</text:span><text:span text:style-name="T44"> seconds</text:span><text:span text:style-name="T187">.</text:span></text:p>
      <text:p text:style-name="P50"/>
      <text:p text:style-name="P50"><text:span text:style-name="T60"><text:tab/>Kids with sticks go away only after hitting the alien </text:span><text:span text:style-name="T61">3</text:span><text:span text:style-name="T60"> times</text:span><text:span text:style-name="T226">.</text:span></text:p>
      <text:p text:style-name="P50"/>
      <text:p text:style-name="P51"><text:span text:style-name="T208"><text:tab/></text:span><text:span text:style-name="T61">Kids don’t wave while fighting.</text:span></text:p>
      <text:p text:style-name="P47"/>
      <text:p text:style-name="P51"><text:tab/><text:span text:style-name="T41">Kids</text:span><text:span text:style-name="T55"> </text:span><text:span text:style-name="T41">spawn from </text:span><text:span text:style-name="T48">outside of the screen </text:span><text:span text:style-name="T61">randomly running until they detect the Alien (or another kid and they are able to wave at each other)</text:span><text:span text:style-name="T208">.</text:span></text:p>
      <text:p text:style-name="P47"/>
      <text:p text:style-name="P47"><text:tab/><text:span text:style-name="T42">Kids are slower than </text:span><text:span text:style-name="T52">the </text:span><text:span text:style-name="T42">alien</text:span><text:span text:style-name="T190"> and </text:span><text:span text:style-name="T205">the </text:span><text:span text:style-name="T42">teacher </text:span><text:span text:style-name="T52">is</text:span><text:span text:style-name="T42"> faster than </text:span><text:span text:style-name="T52">the </text:span><text:span text:style-name="T42">alien</text:span><text:span text:style-name="T190">.</text:span></text:p>
      <text:p text:style-name="P47"/>
      <text:p text:style-name="P49"><text:tab/><text:span text:style-name="T209">Just in case it wasn’t obvious, </text:span><text:span text:style-name="T55">spit</text:span><text:span text:style-name="T56">s</text:span><text:span text:style-name="T55">, vomit </text:span><text:span text:style-name="T56">puddles </text:span><text:span text:style-name="T55">and boogers don’t affect kids </text:span><text:span text:style-name="T56">and teacher</text:span><text:span text:style-name="T55">!</text:span></text:p>
      <text:p text:style-name="P49"/>
      <text:p text:style-name="P49"><text:span text:style-name="T173"><text:tab/></text:span><text:span text:style-name="T56">K</text:span><text:span text:style-name="T55">ids </text:span><text:span text:style-name="T56">and teacher avoid</text:span><text:span text:style-name="T55"> vomit puddles.</text:span></text:p>
      <text:p text:style-name="P60"><text:soft-page-break/></text:p>
      <text:p text:style-name="P61"><text:tab/><text:span text:style-name="T69">Kids have </text:span><text:span text:style-name="T75">3 </text:span><text:span text:style-name="T69">colliders</text:span><text:span text:style-name="T75"> (2 for non waving kids)</text:span><text:span text:style-name="T69">:</text:span></text:p>
      <text:p text:style-name="P48"><text:span text:style-name="T209"><text:tab/><text:tab/></text:span><text:span text:style-name="T55">1 obstacle collider</text:span><text:span text:style-name="T209"> (for background, vomit, </text:span><text:span text:style-name="T227">other </text:span><text:span text:style-name="T209">kids, teacher and alien).</text:span></text:p>
      <text:p text:style-name="P48"><text:tab/><text:tab/><text:span text:style-name="T55">1 alien detection collider</text:span><text:span text:style-name="T209">.</text:span></text:p>
      <text:p text:style-name="P48"><text:tab/><text:tab/><text:span text:style-name="T55">1 waving collider </text:span><text:span text:style-name="T209">(for kids having a waving animation, of course).</text:span></text:p>
      <text:p text:style-name="P54"><text:tab/><text:tab/><text:span text:style-name="T59">Vomiting kids </text:span><text:span text:style-name="T222">could use a </text:span><text:span text:style-name="T59">special collider</text:span><text:span text:style-name="T222"> to </text:span><text:span text:style-name="T59">never unleash a vomit puddle that intersects with the background.</text:span></text:p>
      <text:p text:style-name="P54"><text:span text:style-name="T59"><text:tab/><text:tab/>Crying kids </text:span><text:span text:style-name="T222">could use a</text:span><text:span text:style-name="T59"> special collider to detect if they are close enough to the alien to start kicking him.</text:span></text:p>
      <text:p text:style-name="P48"/>
      <text:p text:style-name="P48"><text:tab/><text:span text:style-name="T56">The teacher has 2 colliders:</text:span></text:p>
      <text:p text:style-name="P49"><text:tab/><text:tab/><text:span text:style-name="T55">1 obstacle collider</text:span><text:span text:style-name="T209"> (for background, vomit, kids and the alien).</text:span></text:p>
      <text:p text:style-name="P49"><text:span text:style-name="T209"><text:tab/><text:tab/></text:span><text:span text:style-name="T55">1 </text:span><text:span text:style-name="T57">fight (!)</text:span><text:span text:style-name="T55"> detection collider</text:span><text:span text:style-name="T209">.</text:span></text:p>
      <text:p text:style-name="P49"/>
      <text:p text:style-name="P49"><text:tab/><text:span text:style-name="T56">The alien has 2 colliders:</text:span></text:p>
      <text:p text:style-name="P49"><text:tab/><text:tab/><text:span text:style-name="T56">1 obstacle collider</text:span><text:span text:style-name="T55"> </text:span><text:span text:style-name="T209">(for background, kids </text:span><text:span text:style-name="T210">and</text:span><text:span text:style-name="T209"> the teacher).</text:span></text:p>
      <text:p text:style-name="P49"><text:tab/><text:tab/><text:span text:style-name="T56">1 “get hit” collider</text:span><text:span text:style-name="T210">.</text:span></text:p>
      <text:p text:style-name="P49"><text:tab/><text:tab/><text:tab/><text:tab/></text:p>
      <text:p text:style-name="P55">I very probably forgot some...</text:p>
      <text:p text:style-name="P4">Options</text:p>
      <text:p text:style-name="P35"/>
      <text:p text:style-name="P44"><text:tab/><text:span text:style-name="T181">Adding 1</text:span><text:span text:style-name="T117"> </text:span><text:span text:style-name="T112">more </text:span><text:span text:style-name="T117">difficulty mode </text:span><text:span text:style-name="T110">to the normal one</text:span><text:span text:style-name="T117">: </text:span><text:span text:style-name="T86">Super Hyper Mega </text:span><text:span text:style-name="T87">Hardcore</text:span><text:span text:style-name="T117"> (more enemies moving and attacking quickly, nerfed alien skills, slower alien, </text:span><text:span text:style-name="T113">enemies dealing more damages</text:span><text:span text:style-name="T117">).</text:span></text:p>
      <text:p text:style-name="P43"><text:span text:style-name="T117"><text:tab/></text:span><text:span text:style-name="T118">Up to 4 </text:span><text:span text:style-name="T119">alien</text:span><text:span text:style-name="T111">s</text:span><text:span text:style-name="T118"> simultaneously </text:span><text:span text:style-name="T122">(bigger map)</text:span><text:span text:style-name="T118">.</text:span></text:p>
      <text:p text:style-name="P45"><text:span text:style-name="T77"><text:tab/></text:span><text:span text:style-name="T110">O</text:span><text:span text:style-name="T77">nline mode.</text:span></text:p>
      <text:p text:style-name="P45"><text:span text:style-name="T94"><text:tab/></text:span><text:span text:style-name="T152">Adding new alien</text:span><text:span text:style-name="T194">s</text:span><text:span text:style-name="T152"> </text:span><text:span text:style-name="T181">(</text:span><text:span text:style-name="T163">with new skills</text:span><text:span text:style-name="T181">)</text:span><text:span text:style-name="T163"> </text:span><text:span text:style-name="T152">would be great.</text:span></text:p>
      <text:p text:style-name="P42"><text:tab/><text:span text:style-name="T152">Adding new </text:span>enemies<text:span text:style-name="T152"> </text:span><text:span text:style-name="T181">(with new behaviors) </text:span><text:span text:style-name="T152">would be great </text:span>too<text:span text:style-name="T152">.</text:span></text:p>
      <text:p text:style-name="P42"><text:tab/><text:span text:style-name="T201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9"><text:span text:style-name="T213">Assets from Animallogic: </text:span><text:a xlink:type="simple" xlink:href="https://animallogic.com/alab/" text:style-name="Internet_20_link" text:visited-style-name="Visited_20_Internet_20_Link"><text:span text:style-name="T211">http://animallogic.com/alab/</text:span></text:a></text:p>
      <text:p text:style-name="P59"><text:span text:style-name="T213">Monsterama from Iconian Fonts: </text:span><text:a xlink:type="simple" xlink:href="http://www.iconian.com/" text:style-name="Internet_20_link" text:visited-style-name="Visited_20_Internet_20_Link"><text:span text:style-name="T211">http://www.iconian.com/</text:span></text:a></text:p>
      <text:p text:style-name="P59"><text:span text:style-name="T213">Sound</text:span><text:span text:style-name="T214">s</text:span><text:span text:style-name="T213"> from Mixkit.co: </text:span><text:a xlink:type="simple" xlink:href="http://mixkit.co/" text:style-name="Internet_20_link" text:visited-style-name="Visited_20_Internet_20_Link"><text:span text:style-name="T211">http://mixkit.co/</text:span></text:a></text:p>
      <text:p text:style-name="P70"><text:span text:style-name="T219">Sounds from Quicksounds.com: </text:span><text:a xlink:type="simple" xlink:href="http://www.quicksounds.com/" text:style-name="Internet_20_link" text:visited-style-name="Visited_20_Internet_20_Link"><text:span text:style-name="T219">http://www.quicksounds.com</text:span></text:a></text:p>
      <text:p text:style-name="P73"><text:span text:style-name="T101">Video shaders </text:span><text:span text:style-name="T102">(</text:span><text:span text:style-name="T101">portage</text:span><text:span text:style-name="T102">s)</text:span><text:span text:style-name="T101"> by Ahopness </text:span><text:span text:style-name="T103">(original shaders by: </text:span><text:span text:style-name="T137">Timothy Lottes, Keijiro, Ehj1, FMS_Cat, )</text:span><text:span text:style-name="T101">: </text:span><text:a xlink:type="simple" xlink:href="http://twitter.com/ahopness/" text:style-name="Internet_20_link" text:visited-style-name="Visited_20_Internet_20_Link"><text:span text:style-name="T104">http://twitter.com/ahopness/</text:span></text:a></text:p>
      <text:p text:style-name="P72"><text:span text:style-name="T100">Video shader by Yui Kinomoto: </text:span><text:a xlink:type="simple" xlink:href="http://godotshaders.com/author/arlez80/" text:style-name="Internet_20_link" text:visited-style-name="Visited_20_Internet_20_Link"><text:span text:style-name="T218">http://godotshaders.com/author/arlez80/</text:span></text:a></text:p>
      <text:p text:style-name="P74"><text:span text:style-name="T232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74"/>
      <text:p text:style-name="P53">Did we forget something/<text:span text:style-name="T217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Book" svg:font-family="'Futura Std Book'" style:font-family-generic="swiss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2T11:38:11.032000000</dc:date>
    <meta:editing-duration>PT6H28M43S</meta:editing-duration>
    <meta:editing-cycles>79</meta:editing-cycles>
    <meta:generator>LibreOffice/7.5.0.3$Windows_X86_64 LibreOffice_project/c21113d003cd3efa8c53188764377a8272d9d6de</meta:generator>
    <meta:document-statistic meta:table-count="0" meta:image-count="0" meta:object-count="0" meta:page-count="10" meta:paragraph-count="129" meta:word-count="1463" meta:character-count="8824" meta:non-whitespace-character-count="7359"/>
  </office:meta>
</office:document-meta>
</file>